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PL_Under Attack</text:p>
          </table:table-cell>
          <table:covered-table-cell office:value-type="string" calcext:value-type="string">
            <text:p>First Detection</text:p>
          </table:covered-table-cell>
          <table:table-cell table:style-name="ce1" office:value-type="string" calcext:value-type="string" table:number-columns-spanned="2" table:number-rows-spanned="1">
            <text:p>Secure-RP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PO</text:p>
          </table:table-cell>
          <table:covered-table-cell/>
          <table:table-cell office:value-type="string" calcext:value-type="string">
            <text:p>CPO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20.905253" calcext:value-type="float">
            <text:p>120.905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20.847777" calcext:value-type="float">
            <text:p>120.8477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20.645126" calcext:value-type="float">
            <text:p>120.6451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20.952161" calcext:value-type="float">
            <text:p>120.9521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20.458293" calcext:value-type="float">
            <text:p>120.458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1:43:00.814445225</meta:creation-date>
    <dc:date>2019-08-12T22:20:22.391529192</dc:date>
    <meta:editing-duration>PT37M19S</meta:editing-duration>
    <meta:editing-cycles>9</meta:editing-cycles>
    <meta:generator>LibreOffice/6.0.7.3$Linux_X86_64 LibreOffice_project/00m0$Build-3</meta:generator>
    <meta:document-statistic meta:table-count="1" meta:cell-count="26" meta:object-count="0"/>
  </office:meta>
</office:document-meta>
</file>